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31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7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9.143cm" svg:x="5.13cm" svg:y="0.52cm"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3cm" svg:y1="2.291cm" svg:x2="2.616cm" svg:y2="2.291cm">
          <text:p/>
        </draw:line>
        <draw:frame draw:style-name="gr3" draw:text-style-name="P5" draw:layer="layout" svg:width="2.171cm" svg:height="1.723cm" svg:x="1.073cm" svg:y="1.677cm">
          <draw:text-box>
            <text:p text:style-name="P4"><text:span text:style-name="T2">cke</text:span></text:p>
          </draw:text-box>
        </draw:frame>
        <draw:line draw:style-name="gr2" draw:text-style-name="P3" draw:layer="layout" svg:x1="5.13cm" svg:y1="3.554cm" svg:x2="2.616cm" svg:y2="3.554cm">
          <text:p/>
        </draw:line>
        <draw:frame draw:style-name="gr4" draw:text-style-name="P7" draw:layer="layout" svg:width="2.515cm" svg:height="2.612cm" svg:x="0.371cm" svg:y="2.939cm">
          <draw:text-box>
            <text:p text:style-name="P6"><text:span text:style-name="T2"><text:s text:c="3"/>arst</text:span></text:p>
          </draw:text-box>
        </draw:frame>
        <draw:line draw:style-name="gr5" draw:text-style-name="P3" draw:layer="layout" svg:x1="5.13cm" svg:y1="7.92cm" svg:x2="0.706cm" svg:y2="7.92cm">
          <text:p/>
        </draw:line>
        <draw:line draw:style-name="gr5" draw:text-style-name="P3" draw:layer="layout" svg:x1="21.008cm" svg:y1="8.047cm" svg:x2="16.069cm" svg:y2="8.035cm">
          <text:p/>
        </draw:line>
        <draw:frame draw:style-name="gr6" draw:text-style-name="P8" draw:layer="layout" svg:width="5.503cm" svg:height="3.564cm" svg:x="-0.256cm" svg:y="4.928cm">
          <draw:text-box>
            <text:p text:style-name="P4"><text:span text:style-name="T2">Front-end I/F</text:span></text:p>
            <text:p text:style-name="P4"><text:span text:style-name="T2">(IOb, AXI, APB,</text:span></text:p>
            <text:p text:style-name="P4"><text:span text:style-name="T2">AXIL, WB)</text:span></text:p>
          </draw:text-box>
        </draw:frame>
        <draw:frame draw:style-name="gr7" draw:text-style-name="P8" draw:layer="layout" svg:width="4.576cm" svg:height="1.825cm" svg:x="16.172cm" svg:y="5.968cm">
          <draw:text-box>
            <text:p text:style-name="P4"><text:span text:style-name="T2">Back-end I/F</text:span></text:p>
            <text:p text:style-name="P4"><text:span text:style-name="T2">(IOb or AXI)</text:span></text:p>
          </draw:text-box>
        </draw:frame>
        <draw:line draw:style-name="gr2" draw:text-style-name="P3" draw:layer="layout" svg:x1="5.13cm" svg:y1="2.291cm" svg:x2="2.616cm" svg:y2="2.291cm">
          <text:p/>
        </draw:line>
        <draw:line draw:style-name="gr2" draw:text-style-name="P3" draw:layer="layout" svg:x1="5.131cm" svg:y1="1.013cm" svg:x2="2.617cm" svg:y2="1.013cm">
          <text:p/>
        </draw:line>
        <draw:frame draw:style-name="gr3" draw:text-style-name="P5" draw:layer="layout" svg:width="2.171cm" svg:height="1.723cm" svg:x="1.074cm" svg:y="0.399cm">
          <draw:text-box>
            <text:p text:style-name="P4"><text:span text:style-name="T2">clk</text:span></text:p>
          </draw:text-box>
        </draw:frame>
        <draw:line draw:style-name="gr2" draw:text-style-name="P3" draw:layer="layout" svg:x1="5.131cm" svg:y1="1.013cm" svg:x2="2.617cm" svg:y2="1.013cm">
          <text:p/>
        </draw:line>
        <draw:line draw:style-name="gr2" draw:text-style-name="P3" draw:layer="layout" svg:x1="16.045cm" svg:y1="3.555cm" svg:x2="17.618cm" svg:y2="3.555cm">
          <text:p/>
        </draw:line>
        <draw:line draw:style-name="gr2" draw:text-style-name="P3" draw:layer="layout" svg:x1="17.683cm" svg:y1="2.292cm" svg:x2="16.044cm" svg:y2="2.292cm">
          <text:p/>
        </draw:line>
        <draw:frame draw:style-name="gr8" draw:text-style-name="P5" draw:layer="layout" svg:width="3.748cm" svg:height="1.08cm" svg:x="17.573cm" svg:y="0.485cm">
          <draw:text-box>
            <text:p text:style-name="P4"><text:span text:style-name="T2">invalidate</text:span></text:p>
          </draw:text-box>
        </draw:frame>
        <draw:line draw:style-name="gr2" draw:text-style-name="P3" draw:layer="layout" svg:x1="17.661cm" svg:y1="1.014cm" svg:x2="16.045cm" svg:y2="1.014cm">
          <text:p/>
        </draw:line>
        <draw:line draw:style-name="gr2" draw:text-style-name="P3" draw:layer="layout" svg:x1="16.046cm" svg:y1="4.988cm" svg:x2="17.619cm" svg:y2="4.988cm">
          <text:p/>
        </draw:line>
        <draw:frame draw:style-name="gr9" draw:text-style-name="P5" draw:layer="layout" svg:width="4.013cm" svg:height="1.058cm" svg:x="17.573cm" svg:y="1.786cm">
          <draw:text-box>
            <text:p text:style-name="P4"><text:span text:style-name="T2">wtb_empty</text:span></text:p>
          </draw:text-box>
        </draw:frame>
        <draw:frame draw:style-name="gr8" draw:text-style-name="P5" draw:layer="layout" svg:width="3.748cm" svg:height="1.08cm" svg:x="17.574cm" svg:y="3.066cm">
          <draw:text-box>
            <text:p text:style-name="P4"><text:span text:style-name="T2">invalidate</text:span></text:p>
          </draw:text-box>
        </draw:frame>
        <draw:frame draw:style-name="gr9" draw:text-style-name="P5" draw:layer="layout" svg:width="4.013cm" svg:height="1.058cm" svg:x="17.574cm" svg:y="4.367cm">
          <draw:text-box>
            <text:p text:style-name="P4"><text:span text:style-name="T2">wtb_emp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12-19T17:39:57.668446204</dc:date>
    <meta:editing-duration>PT13H6M4S</meta:editing-duration>
    <meta:editing-cycles>21</meta:editing-cycles>
    <meta:generator>LibreOffice/25.8.3.2$Linux_X86_64 LibreOffice_project/580$Build-2</meta:generator>
    <meta:document-statistic meta:object-count="21"/>
  </office:meta>
</office:document-meta>
</file>